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agen 2" text:anchor-type="paragraph" svg:x="0.07315in" svg:y="0.18333in" svg:width="6.49725in" svg:height="3.65748in" style:rel-width="scale" style:rel-height="scale"><draw:image xlink:href="media/image1.png" xlink:type="simple" xlink:show="embed" xlink:actuate="onLoad"/><svg:title/><svg:desc/></draw:frame><draw:frame draw:z-index="251658240" draw:style-name="a1" draw:name="Imagen 3" text:anchor-type="paragraph" svg:x="0.06667in" svg:y="4.30833in" svg:width="6.50301in" svg:height="3.0236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 Guadalupe Perez Ramirez</meta:initial-creator>
    <dc:creator>J Guadalupe Perez Ramirez</dc:creator>
    <meta:creation-date>2020-02-26T06:45:00Z</meta:creation-date>
    <dc:date>2020-02-26T06:51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2" meta:row-count="1" meta:non-whitespace-character-count="2"/>
  </office:meta>
</office:document-meta>
</file>